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9543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5.5126in" svg:y="13.0894in">
            <draw:object draw:notify-on-update-of-ranges="Sheet1.H87:Sheet1.H96 Sheet1.I86:Sheet1.I86 Sheet1.I87:Sheet1.I9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4.0311in" svg:y="13.8717in">
            <draw:object draw:notify-on-update-of-ranges="Sheet1.H103:Sheet1.H112 Sheet1.K102:Sheet1.K102 Sheet1.K103:Sheet1.K1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0.0843in" svg:y="8.5728in">
            <draw:object draw:notify-on-update-of-ranges="Sheet1.L33:Sheet1.L37 Sheet1.F49:Sheet1.F49 Sheet1.F50:Sheet1.F54 Sheet1.J49:Sheet1.J49 Sheet1.J50:Sheet1.J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pd1" office:value-type="string" calcext:value-type="string">
            <text:p>function names</text:p>
          </table:table-cell>
          <table:table-cell table:style-name="pd1" office:value-type="string" calcext:value-type="string">
            <text:p>Number of calls</text:p>
          </table:table-cell>
          <table:table-cell table:style-name="pd1" office:value-type="string" calcext:value-type="string">
            <text:p>tottime</text:p>
          </table:table-cell>
          <table:table-cell table:style-name="pd1" office:value-type="string" calcext:value-type="string">
            <text:p>total time per call</text:p>
          </table:table-cell>
          <table:table-cell table:style-name="pd1" office:value-type="string" calcext:value-type="string">
            <text:p>cumlative time</text:p>
          </table:table-cell>
          <table:table-cell table:style-name="pd1" office:value-type="string" calcext:value-type="string">
            <text:p>cum_time per call</text:p>
          </table:table-cell>
          <table:table-cell table:style-name="pd1" office:value-type="string" calcext:value-type="string">
            <text:p>program runtime</text:p>
          </table:table-cell>
          <table:table-cell table:number-columns-repeated="2"/>
          <table:table-cell office:value-type="string" calcext:value-type="string">
            <text:p>New Number of Calls</text:p>
          </table:table-cell>
          <table:table-cell office:value-type="string" calcext:value-type="string">
            <text:p>New Total run time</text:p>
          </table:table-cell>
          <table:table-cell office:value-type="string" calcext:value-type="string">
            <text:p>Old Number of Calls</text:p>
          </table:table-cell>
          <table:table-cell office:value-type="string" calcext:value-type="string">
            <text:p>Old Total run tim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office:value-type="string" calcext:value-type="string">
            <text:p>exc_degree</text:p>
          </table:table-cell>
          <table:table-cell office:value-type="float" office:value="6805299468" calcext:value-type="float">
            <text:p>6805299468</text:p>
          </table:table-cell>
          <table:table-cell office:value-type="float" office:value="5026.459" calcext:value-type="float">
            <text:p>5026.459</text:p>
          </table:table-cell>
          <table:table-cell office:value-type="float" office:value="0" calcext:value-type="float">
            <text:p>0</text:p>
          </table:table-cell>
          <table:table-cell office:value-type="float" office:value="5064.318" calcext:value-type="float">
            <text:p>5064.318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/>
          <table:table-cell office:value-type="string" calcext:value-type="string">
            <text:p>exc_degree</text:p>
          </table:table-cell>
          <table:table-cell office:value-type="float" office:value="6805299468" calcext:value-type="float">
            <text:p>6805299468</text:p>
          </table:table-cell>
          <table:table-cell office:value-type="float" office:value="5026.459" calcext:value-type="float">
            <text:p>5026.459</text:p>
          </table:table-cell>
          <table:table-cell office:value-type="float" office:value="1683396326" calcext:value-type="float">
            <text:p>1683396326</text:p>
          </table:table-cell>
          <table:table-cell office:value-type="float" office:value="2130.913" calcext:value-type="float">
            <text:p>2130.913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office:value-type="string" calcext:value-type="string">
            <text:p>is_connected</text:p>
          </table:table-cell>
          <table:table-cell office:value-type="float" office:value="5122434571" calcext:value-type="float">
            <text:p>5122434571</text:p>
          </table:table-cell>
          <table:table-cell office:value-type="float" office:value="1828.926" calcext:value-type="float">
            <text:p>1828.926</text:p>
          </table:table-cell>
          <table:table-cell office:value-type="float" office:value="0" calcext:value-type="float">
            <text:p>0</text:p>
          </table:table-cell>
          <table:table-cell office:value-type="float" office:value="6206.883" calcext:value-type="float">
            <text:p>6206.883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/>
          <table:table-cell office:value-type="string" calcext:value-type="string">
            <text:p>psi_external_pt2</text:p>
          </table:table-cell>
          <table:table-cell office:value-type="float" office:value="4" calcext:value-type="float">
            <text:p>4</text:p>
          </table:table-cell>
          <table:table-cell office:value-type="float" office:value="1138.308" calcext:value-type="float">
            <text:p>1138.308</text:p>
          </table:table-cell>
          <table:table-cell office:value-type="float" office:value="4" calcext:value-type="float">
            <text:p>4</text:p>
          </table:table-cell>
          <table:table-cell office:value-type="float" office:value="1401.046" calcext:value-type="float">
            <text:p>1401.046</text:p>
          </table:table-cell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office:value-type="string" calcext:value-type="string">
            <text:p>&lt;genexpr&gt;</text:p>
          </table:table-cell>
          <table:table-cell office:value-type="float" office:value="5144770620" calcext:value-type="float">
            <text:p>5144770620</text:p>
          </table:table-cell>
          <table:table-cell office:value-type="float" office:value="1244.152" calcext:value-type="float">
            <text:p>1244.152</text:p>
          </table:table-cell>
          <table:table-cell office:value-type="float" office:value="0" calcext:value-type="float">
            <text:p>0</text:p>
          </table:table-cell>
          <table:table-cell office:value-type="float" office:value="7451.035" calcext:value-type="float">
            <text:p>7451.035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/>
          <table:table-cell office:value-type="string" calcext:value-type="string">
            <text:p>H_ij</text:p>
          </table:table-cell>
          <table:table-cell office:value-type="float" office:value="1682864897" calcext:value-type="float">
            <text:p>1682864897</text:p>
          </table:table-cell>
          <table:table-cell office:value-type="float" office:value="965.523" calcext:value-type="float">
            <text:p>965.523</text:p>
          </table:table-cell>
          <table:table-cell office:value-type="float" office:value="1683396326" calcext:value-type="float">
            <text:p>1683396326</text:p>
          </table:table-cell>
          <table:table-cell office:value-type="float" office:value="974.222" calcext:value-type="float">
            <text:p>974.222</text:p>
          </table:table-cell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office:value-type="string" calcext:value-type="string">
            <text:p>psi_external_pt2</text:p>
          </table:table-cell>
          <table:table-cell office:value-type="float" office:value="4" calcext:value-type="float">
            <text:p>4</text:p>
          </table:table-cell>
          <table:table-cell office:value-type="float" office:value="1138.308" calcext:value-type="float">
            <text:p>1138.308</text:p>
          </table:table-cell>
          <table:table-cell office:value-type="float" office:value="284.577" calcext:value-type="float">
            <text:p>284.577</text:p>
          </table:table-cell>
          <table:table-cell office:value-type="float" office:value="3961.393" calcext:value-type="float">
            <text:p>3961.393</text:p>
          </table:table-cell>
          <table:table-cell office:value-type="float" office:value="990.348" calcext:value-type="float">
            <text:p>990.348</text:p>
          </table:table-cell>
          <table:table-cell office:value-type="float" office:value="12712.811" calcext:value-type="float">
            <text:p>12712.811</text:p>
          </table:table-cell>
          <table:table-cell/>
          <table:table-cell office:value-type="string" calcext:value-type="string">
            <text:p>gen_all_connected_determinant</text:p>
          </table:table-cell>
          <table:table-cell office:value-type="float" office:value="4" calcext:value-type="float">
            <text:p>4</text:p>
          </table:table-cell>
          <table:table-cell office:value-type="float" office:value="682.393" calcext:value-type="float">
            <text:p>682.393</text:p>
          </table:table-cell>
          <table:table-cell office:value-type="float" office:value="8" calcext:value-type="float">
            <text:p>8</text:p>
          </table:table-cell>
          <table:table-cell office:value-type="float" office:value="23.043" calcext:value-type="float">
            <text:p>23.043</text:p>
          </table:table-cell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office:value-type="string" calcext:value-type="string">
            <text:p>H_ij</text:p>
          </table:table-cell>
          <table:table-cell office:value-type="float" office:value="1682864897" calcext:value-type="float">
            <text:p>1682864897</text:p>
          </table:table-cell>
          <table:table-cell office:value-type="float" office:value="965.523" calcext:value-type="float">
            <text:p>965.523</text:p>
          </table:table-cell>
          <table:table-cell office:value-type="float" office:value="0" calcext:value-type="float">
            <text:p>0</text:p>
          </table:table-cell>
          <table:table-cell office:value-type="float" office:value="2152.559" calcext:value-type="float">
            <text:p>2152.559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/>
          <table:table-cell office:value-type="string" calcext:value-type="string">
            <text:p>builtins.sum</text:p>
          </table:table-cell>
          <table:table-cell office:value-type="float" office:value="5128538524" calcext:value-type="float">
            <text:p>5128538524</text:p>
          </table:table-cell>
          <table:table-cell office:value-type="float" office:value="540.784" calcext:value-type="float">
            <text:p>540.784</text:p>
          </table:table-cell>
          <table:table-cell office:value-type="float" office:value="6102051" calcext:value-type="float">
            <text:p>6102051</text:p>
          </table:table-cell>
          <table:table-cell office:value-type="float" office:value="41.238" calcext:value-type="float">
            <text:p>41.238</text:p>
          </table:table-cell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office:value-type="string" calcext:value-type="string">
            <text:p>gen_all_connected_determinant</text:p>
          </table:table-cell>
          <table:table-cell office:value-type="float" office:value="4" calcext:value-type="float">
            <text:p>4</text:p>
          </table:table-cell>
          <table:table-cell office:value-type="float" office:value="682.393" calcext:value-type="float">
            <text:p>682.393</text:p>
          </table:table-cell>
          <table:table-cell office:value-type="float" office:value="170.598" calcext:value-type="float">
            <text:p>170.598</text:p>
          </table:table-cell>
          <table:table-cell office:value-type="float" office:value="8585.544" calcext:value-type="float">
            <text:p>8585.544</text:p>
          </table:table-cell>
          <table:table-cell office:value-type="float" office:value="2146.386" calcext:value-type="float">
            <text:p>2146.386</text:p>
          </table:table-cell>
          <table:table-cell office:value-type="float" office:value="12712.811" calcext:value-type="float">
            <text:p>12712.811</text:p>
          </table:table-cell>
          <table:table-cell/>
          <table:table-cell office:value-type="string" calcext:value-type="string">
            <text:p>H_ijkl_orbital</text:p>
          </table:table-cell>
          <table:table-cell office:value-type="float" office:value="466487950" calcext:value-type="float">
            <text:p>466487950</text:p>
          </table:table-cell>
          <table:table-cell office:value-type="float" office:value="130.239" calcext:value-type="float">
            <text:p>130.239</text:p>
          </table:table-cell>
          <table:table-cell office:value-type="float" office:value="461938385" calcext:value-type="float">
            <text:p>461938385</text:p>
          </table:table-cell>
          <table:table-cell office:value-type="float" office:value="123.596" calcext:value-type="float">
            <text:p>123.596</text:p>
          </table:table-cell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office:value-type="string" calcext:value-type="string">
            <text:p>builtins.sum</text:p>
          </table:table-cell>
          <table:table-cell office:value-type="float" office:value="5128538524" calcext:value-type="float">
            <text:p>5128538524</text:p>
          </table:table-cell>
          <table:table-cell office:value-type="float" office:value="540.784" calcext:value-type="float">
            <text:p>540.784</text:p>
          </table:table-cell>
          <table:table-cell office:value-type="float" office:value="0" calcext:value-type="float">
            <text:p>0</text:p>
          </table:table-cell>
          <table:table-cell office:value-type="float" office:value="944.077" calcext:value-type="float">
            <text:p>944.077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/>
          <table:table-cell office:value-type="string" calcext:value-type="string">
            <text:p>H_ii_indices</text:p>
          </table:table-cell>
          <table:table-cell office:value-type="float" office:value="459557892" calcext:value-type="float">
            <text:p>459557892</text:p>
          </table:table-cell>
          <table:table-cell office:value-type="float" office:value="70.402" calcext:value-type="float">
            <text:p>70.402</text:p>
          </table:table-cell>
          <table:table-cell office:value-type="float" office:value="459414608" calcext:value-type="float">
            <text:p>459414608</text:p>
          </table:table-cell>
          <table:table-cell office:value-type="float" office:value="67.795" calcext:value-type="float">
            <text:p>67.795</text:p>
          </table:table-cell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office:value-type="string" calcext:value-type="string">
            <text:p>builtins.any</text:p>
          </table:table-cell>
          <table:table-cell office:value-type="float" office:value="22336049" calcext:value-type="float">
            <text:p>22336049</text:p>
          </table:table-cell>
          <table:table-cell office:value-type="float" office:value="402.426" calcext:value-type="float">
            <text:p>402.426</text:p>
          </table:table-cell>
          <table:table-cell office:value-type="float" office:value="0" calcext:value-type="float">
            <text:p>0</text:p>
          </table:table-cell>
          <table:table-cell office:value-type="float" office:value="7850.538" calcext:value-type="float">
            <text:p>7850.538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office:value-type="string" calcext:value-type="string">
            <text:p>&lt;genexpr&gt;</text:p>
          </table:table-cell>
          <table:table-cell office:value-type="float" office:value="459557892" calcext:value-type="float">
            <text:p>459557892</text:p>
          </table:table-cell>
          <table:table-cell office:value-type="float" office:value="190.354" calcext:value-type="float">
            <text:p>190.354</text:p>
          </table:table-cell>
          <table:table-cell office:value-type="float" office:value="0" calcext:value-type="float">
            <text:p>0</text:p>
          </table:table-cell>
          <table:table-cell office:value-type="float" office:value="387.697" calcext:value-type="float">
            <text:p>387.697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office:value-type="string" calcext:value-type="string">
            <text:p>H_ijkl_orbital</text:p>
          </table:table-cell>
          <table:table-cell office:value-type="float" office:value="466487950" calcext:value-type="float">
            <text:p>466487950</text:p>
          </table:table-cell>
          <table:table-cell office:value-type="float" office:value="130.239" calcext:value-type="float">
            <text:p>130.239</text:p>
          </table:table-cell>
          <table:table-cell office:value-type="float" office:value="0" calcext:value-type="float">
            <text:p>0</text:p>
          </table:table-cell>
          <table:table-cell office:value-type="float" office:value="130.282" calcext:value-type="float">
            <text:p>130.282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office:value-type="string" calcext:value-type="string">
            <text:p>H_i_implicit_matrix_product_step</text:p>
          </table:table-cell>
          <table:table-cell office:value-type="float" office:value="114" calcext:value-type="float">
            <text:p>114</text:p>
          </table:table-cell>
          <table:table-cell office:value-type="float" office:value="73.616" calcext:value-type="float">
            <text:p>73.616</text:p>
          </table:table-cell>
          <table:table-cell office:value-type="float" office:value="0.646" calcext:value-type="float">
            <text:p>0.646</text:p>
          </table:table-cell>
          <table:table-cell office:value-type="float" office:value="73.617" calcext:value-type="float">
            <text:p>73.617</text:p>
          </table:table-cell>
          <table:table-cell office:value-type="float" office:value="0.646" calcext:value-type="float">
            <text:p>0.646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office:value-type="string" calcext:value-type="string">
            <text:p>single_phase</text:p>
          </table:table-cell>
          <table:table-cell office:value-type="float" office:value="29799788" calcext:value-type="float">
            <text:p>29799788</text:p>
          </table:table-cell>
          <table:table-cell office:value-type="float" office:value="70.555" calcext:value-type="float">
            <text:p>70.555</text:p>
          </table:table-cell>
          <table:table-cell office:value-type="float" office:value="0" calcext:value-type="float">
            <text:p>0</text:p>
          </table:table-cell>
          <table:table-cell office:value-type="float" office:value="101.061" calcext:value-type="float">
            <text:p>101.061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office:value-type="string" calcext:value-type="string">
            <text:p>H_ii_indices</text:p>
          </table:table-cell>
          <table:table-cell office:value-type="float" office:value="459557892" calcext:value-type="float">
            <text:p>459557892</text:p>
          </table:table-cell>
          <table:table-cell office:value-type="float" office:value="70.402" calcext:value-type="float">
            <text:p>70.402</text:p>
          </table:table-cell>
          <table:table-cell office:value-type="float" office:value="0" calcext:value-type="float">
            <text:p>0</text:p>
          </table:table-cell>
          <table:table-cell office:value-type="float" office:value="70.402" calcext:value-type="float">
            <text:p>70.402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office:value-type="string" calcext:value-type="string">
            <text:p>apply_excitation</text:p>
          </table:table-cell>
          <table:table-cell office:value-type="float" office:value="44454272" calcext:value-type="float">
            <text:p>44454272</text:p>
          </table:table-cell>
          <table:table-cell office:value-type="float" office:value="52.687" calcext:value-type="float">
            <text:p>52.687</text:p>
          </table:table-cell>
          <table:table-cell office:value-type="float" office:value="0" calcext:value-type="float">
            <text:p>0</text:p>
          </table:table-cell>
          <table:table-cell office:value-type="float" office:value="70.984" calcext:value-type="float">
            <text:p>70.984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office:value-type="string" calcext:value-type="string">
            <text:p>do_double_oppspin</text:p>
          </table:table-cell>
          <table:table-cell office:value-type="float" office:value="3286631" calcext:value-type="float">
            <text:p>3286631</text:p>
          </table:table-cell>
          <table:table-cell office:value-type="float" office:value="31.302" calcext:value-type="float">
            <text:p>31.302</text:p>
          </table:table-cell>
          <table:table-cell office:value-type="float" office:value="0" calcext:value-type="float">
            <text:p>0</text:p>
          </table:table-cell>
          <table:table-cell office:value-type="float" office:value="149.73" calcext:value-type="float">
            <text:p>149.73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office:value-type="string" calcext:value-type="string">
            <text:p>&lt;lambda&gt;</text:p>
          </table:table-cell>
          <table:table-cell office:value-type="float" office:value="390373273" calcext:value-type="float">
            <text:p>390373273</text:p>
          </table:table-cell>
          <table:table-cell office:value-type="float" office:value="30.506" calcext:value-type="float">
            <text:p>30.506</text:p>
          </table:table-cell>
          <table:table-cell office:value-type="float" office:value="0" calcext:value-type="float">
            <text:p>0</text:p>
          </table:table-cell>
          <table:table-cell office:value-type="float" office:value="30.506" calcext:value-type="float">
            <text:p>30.506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office:value-type="string" calcext:value-type="string">
            <text:p>objects</text:p>
          </table:table-cell>
          <table:table-cell office:value-type="float" office:value="8117518" calcext:value-type="float">
            <text:p>8117518</text:p>
          </table:table-cell>
          <table:table-cell office:value-type="float" office:value="29.165" calcext:value-type="float">
            <text:p>29.165</text:p>
          </table:table-cell>
          <table:table-cell office:value-type="float" office:value="0" calcext:value-type="float">
            <text:p>0</text:p>
          </table:table-cell>
          <table:table-cell office:value-type="float" office:value="29.165" calcext:value-type="float">
            <text:p>29.165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office:value-type="string" calcext:value-type="string">
            <text:p>objects</text:p>
          </table:table-cell>
          <table:table-cell office:value-type="float" office:value="385" calcext:value-type="float">
            <text:p>385</text:p>
          </table:table-cell>
          <table:table-cell office:value-type="float" office:value="22.655" calcext:value-type="float">
            <text:p>22.655</text:p>
          </table:table-cell>
          <table:table-cell office:value-type="float" office:value="0.059" calcext:value-type="float">
            <text:p>0.059</text:p>
          </table:table-cell>
          <table:table-cell office:value-type="float" office:value="22.655" calcext:value-type="float">
            <text:p>22.655</text:p>
          </table:table-cell>
          <table:table-cell office:value-type="float" office:value="0.059" calcext:value-type="float">
            <text:p>0.059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office:value-type="string" calcext:value-type="string">
            <text:p>builtins.sorted</text:p>
          </table:table-cell>
          <table:table-cell office:value-type="float" office:value="44454273" calcext:value-type="float">
            <text:p>44454273</text:p>
          </table:table-cell>
          <table:table-cell office:value-type="float" office:value="18.297" calcext:value-type="float">
            <text:p>18.297</text:p>
          </table:table-cell>
          <table:table-cell office:value-type="float" office:value="0" calcext:value-type="float">
            <text:p>0</text:p>
          </table:table-cell>
          <table:table-cell office:value-type="float" office:value="18.297" calcext:value-type="float">
            <text:p>18.297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office:value-type="string" calcext:value-type="string">
            <text:p>&lt;lambda&gt;</text:p>
          </table:table-cell>
          <table:table-cell office:value-type="float" office:value="49580225" calcext:value-type="float">
            <text:p>49580225</text:p>
          </table:table-cell>
          <table:table-cell office:value-type="float" office:value="15.042" calcext:value-type="float">
            <text:p>15.042</text:p>
          </table:table-cell>
          <table:table-cell office:value-type="float" office:value="0" calcext:value-type="float">
            <text:p>0</text:p>
          </table:table-cell>
          <table:table-cell office:value-type="float" office:value="26.995" calcext:value-type="float">
            <text:p>26.995</text:p>
          </table:table-cell>
          <table:table-cell office:value-type="float" office:value="0" calcext:value-type="float">
            <text:p>0</text:p>
          </table:table-cell>
          <table:table-cell office:value-type="float" office:value="12712.811" calcext:value-type="float">
            <text:p>12712.811</text:p>
          </table:table-cell>
          <table:table-cell table:number-columns-repeated="6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number-columns-repeated="7"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office:value-type="string" calcext:value-type="string">
            <text:p>exc_degree</text:p>
          </table:table-cell>
          <table:table-cell office:value-type="float" office:value="1683396326" calcext:value-type="float">
            <text:p>1683396326</text:p>
          </table:table-cell>
          <table:table-cell office:value-type="float" office:value="2130.913" calcext:value-type="float">
            <text:p>2130.913</text:p>
          </table:table-cell>
          <table:table-cell office:value-type="float" office:value="0" calcext:value-type="float">
            <text:p>0</text:p>
          </table:table-cell>
          <table:table-cell office:value-type="float" office:value="2135.449" calcext:value-type="float">
            <text:p>2135.449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office:value-type="string" calcext:value-type="string">
            <text:p>psi_external_pt2</text:p>
          </table:table-cell>
          <table:table-cell office:value-type="float" office:value="4" calcext:value-type="float">
            <text:p>4</text:p>
          </table:table-cell>
          <table:table-cell office:value-type="float" office:value="1401.046" calcext:value-type="float">
            <text:p>1401.046</text:p>
          </table:table-cell>
          <table:table-cell office:value-type="float" office:value="350.262" calcext:value-type="float">
            <text:p>350.262</text:p>
          </table:table-cell>
          <table:table-cell office:value-type="float" office:value="5216.036" calcext:value-type="float">
            <text:p>5216.036</text:p>
          </table:table-cell>
          <table:table-cell office:value-type="float" office:value="1304.009" calcext:value-type="float">
            <text:p>1304.009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office:value-type="string" calcext:value-type="string">
            <text:p>H_ij</text:p>
          </table:table-cell>
          <table:table-cell office:value-type="float" office:value="1683396326" calcext:value-type="float">
            <text:p>1683396326</text:p>
          </table:table-cell>
          <table:table-cell office:value-type="float" office:value="974.222" calcext:value-type="float">
            <text:p>974.222</text:p>
          </table:table-cell>
          <table:table-cell office:value-type="float" office:value="0" calcext:value-type="float">
            <text:p>0</text:p>
          </table:table-cell>
          <table:table-cell office:value-type="float" office:value="3111.43" calcext:value-type="float">
            <text:p>3111.43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office:value-type="string" calcext:value-type="string">
            <text:p>&lt;genexpr&gt; in drivers @1145</text:p>
          </table:table-cell>
          <table:table-cell office:value-type="float" office:value="459414608" calcext:value-type="float">
            <text:p>459414608</text:p>
          </table:table-cell>
          <table:table-cell office:value-type="float" office:value="186.121" calcext:value-type="float">
            <text:p>186.121</text:p>
          </table:table-cell>
          <table:table-cell office:value-type="float" office:value="0" calcext:value-type="float">
            <text:p>0</text:p>
          </table:table-cell>
          <table:table-cell office:value-type="float" office:value="375.934" calcext:value-type="float">
            <text:p>375.934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office:value-type="string" calcext:value-type="string">
            <text:p>objects</text:p>
          </table:table-cell>
          <table:table-cell office:value-type="float" office:value="389" calcext:value-type="float">
            <text:p>389</text:p>
          </table:table-cell>
          <table:table-cell office:value-type="float" office:value="136.264" calcext:value-type="float">
            <text:p>136.264</text:p>
          </table:table-cell>
          <table:table-cell office:value-type="float" office:value="0.35" calcext:value-type="float">
            <text:p>0.35</text:p>
          </table:table-cell>
          <table:table-cell office:value-type="float" office:value="136.264" calcext:value-type="float">
            <text:p>136.264</text:p>
          </table:table-cell>
          <table:table-cell office:value-type="float" office:value="0.35" calcext:value-type="float">
            <text:p>0.35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office:value-type="string" calcext:value-type="string">
            <text:p>H_ijkl_orbital</text:p>
          </table:table-cell>
          <table:table-cell office:value-type="float" office:value="461938385" calcext:value-type="float">
            <text:p>461938385</text:p>
          </table:table-cell>
          <table:table-cell office:value-type="float" office:value="123.596" calcext:value-type="float">
            <text:p>123.596</text:p>
          </table:table-cell>
          <table:table-cell office:value-type="float" office:value="0" calcext:value-type="float">
            <text:p>0</text:p>
          </table:table-cell>
          <table:table-cell office:value-type="float" office:value="123.618" calcext:value-type="float">
            <text:p>123.618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office:value-type="string" calcext:value-type="string">
            <text:p>H_i_implicit_matrix_product_step</text:p>
          </table:table-cell>
          <table:table-cell office:value-type="float" office:value="114" calcext:value-type="float">
            <text:p>114</text:p>
          </table:table-cell>
          <table:table-cell office:value-type="float" office:value="71.181" calcext:value-type="float">
            <text:p>71.181</text:p>
          </table:table-cell>
          <table:table-cell office:value-type="float" office:value="0.624" calcext:value-type="float">
            <text:p>0.624</text:p>
          </table:table-cell>
          <table:table-cell office:value-type="float" office:value="71.606" calcext:value-type="float">
            <text:p>71.606</text:p>
          </table:table-cell>
          <table:table-cell office:value-type="float" office:value="0.628" calcext:value-type="float">
            <text:p>0.628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office:value-type="string" calcext:value-type="string">
            <text:p>H_ii_indices</text:p>
          </table:table-cell>
          <table:table-cell office:value-type="float" office:value="459414608" calcext:value-type="float">
            <text:p>459414608</text:p>
          </table:table-cell>
          <table:table-cell office:value-type="float" office:value="67.795" calcext:value-type="float">
            <text:p>67.795</text:p>
          </table:table-cell>
          <table:table-cell office:value-type="float" office:value="0" calcext:value-type="float">
            <text:p>0</text:p>
          </table:table-cell>
          <table:table-cell office:value-type="float" office:value="67.795" calcext:value-type="float">
            <text:p>67.795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office:value-type="string" calcext:value-type="string">
            <text:p>apply_excitation</text:p>
          </table:table-cell>
          <table:table-cell office:value-type="float" office:value="34929014" calcext:value-type="float">
            <text:p>34929014</text:p>
          </table:table-cell>
          <table:table-cell office:value-type="float" office:value="44.932" calcext:value-type="float">
            <text:p>44.932</text:p>
          </table:table-cell>
          <table:table-cell office:value-type="float" office:value="0" calcext:value-type="float">
            <text:p>0</text:p>
          </table:table-cell>
          <table:table-cell office:value-type="float" office:value="57.425" calcext:value-type="float">
            <text:p>57.425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office:value-type="string" calcext:value-type="string">
            <text:p>builtins.sum</text:p>
          </table:table-cell>
          <table:table-cell office:value-type="float" office:value="6102051" calcext:value-type="float">
            <text:p>6102051</text:p>
          </table:table-cell>
          <table:table-cell office:value-type="float" office:value="41.238" calcext:value-type="float">
            <text:p>41.238</text:p>
          </table:table-cell>
          <table:table-cell office:value-type="float" office:value="0" calcext:value-type="float">
            <text:p>0</text:p>
          </table:table-cell>
          <table:table-cell office:value-type="float" office:value="432.063" calcext:value-type="float">
            <text:p>432.063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office:value-type="string" calcext:value-type="string">
            <text:p>single_phase</text:p>
          </table:table-cell>
          <table:table-cell office:value-type="float" office:value="16210360" calcext:value-type="float">
            <text:p>16210360</text:p>
          </table:table-cell>
          <table:table-cell office:value-type="float" office:value="38.001" calcext:value-type="float">
            <text:p>38.001</text:p>
          </table:table-cell>
          <table:table-cell office:value-type="float" office:value="0" calcext:value-type="float">
            <text:p>0</text:p>
          </table:table-cell>
          <table:table-cell office:value-type="float" office:value="54.324" calcext:value-type="float">
            <text:p>54.324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office:value-type="string" calcext:value-type="string">
            <text:p>gen_all_connected_determinant</text:p>
          </table:table-cell>
          <table:table-cell office:value-type="float" office:value="8" calcext:value-type="float">
            <text:p>8</text:p>
          </table:table-cell>
          <table:table-cell office:value-type="float" office:value="23.043" calcext:value-type="float">
            <text:p>23.043</text:p>
          </table:table-cell>
          <table:table-cell office:value-type="float" office:value="2.88" calcext:value-type="float">
            <text:p>2.88</text:p>
          </table:table-cell>
          <table:table-cell office:value-type="float" office:value="87.213" calcext:value-type="float">
            <text:p>87.213</text:p>
          </table:table-cell>
          <table:table-cell office:value-type="float" office:value="10.902" calcext:value-type="float">
            <text:p>10.902</text:p>
          </table:table-cell>
          <table:table-cell office:value-type="float" office:value="5420.321" calcext:value-type="float">
            <text:p>5420.32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office:value-type="string" calcext:value-type="string">
            <text:p>do_double_oppspin</text:p>
          </table:table-cell>
          <table:table-cell office:value-type="float" office:value="2042570" calcext:value-type="float">
            <text:p>2042570</text:p>
          </table:table-cell>
          <table:table-cell office:value-type="float" office:value="17.617" calcext:value-type="float">
            <text:p>17.617</text:p>
          </table:table-cell>
          <table:table-cell office:value-type="float" office:value="0" calcext:value-type="float">
            <text:p>0</text:p>
          </table:table-cell>
          <table:table-cell office:value-type="float" office:value="86.613" calcext:value-type="float">
            <text:p>86.613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office:value-type="string" calcext:value-type="string">
            <text:p>&lt;lambda&gt;</text:p>
          </table:table-cell>
          <table:table-cell office:value-type="float" office:value="212558763" calcext:value-type="float">
            <text:p>212558763</text:p>
          </table:table-cell>
          <table:table-cell office:value-type="float" office:value="16.323" calcext:value-type="float">
            <text:p>16.323</text:p>
          </table:table-cell>
          <table:table-cell office:value-type="float" office:value="0" calcext:value-type="float">
            <text:p>0</text:p>
          </table:table-cell>
          <table:table-cell office:value-type="float" office:value="16.323" calcext:value-type="float">
            <text:p>16.323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office:value-type="string" calcext:value-type="string">
            <text:p>0x556a68b4e9a0</text:p>
          </table:table-cell>
          <table:table-cell office:value-type="float" office:value="60482255" calcext:value-type="float">
            <text:p>60482255</text:p>
          </table:table-cell>
          <table:table-cell office:value-type="float" office:value="16.012" calcext:value-type="float">
            <text:p>16.012</text:p>
          </table:table-cell>
          <table:table-cell office:value-type="float" office:value="0" calcext:value-type="float">
            <text:p>0</text:p>
          </table:table-cell>
          <table:table-cell office:value-type="float" office:value="16.012" calcext:value-type="float">
            <text:p>16.012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office:value-type="string" calcext:value-type="string">
            <text:p>builtins.sorted</text:p>
          </table:table-cell>
          <table:table-cell office:value-type="float" office:value="34929015" calcext:value-type="float">
            <text:p>34929015</text:p>
          </table:table-cell>
          <table:table-cell office:value-type="float" office:value="12.492" calcext:value-type="float">
            <text:p>12.492</text:p>
          </table:table-cell>
          <table:table-cell office:value-type="float" office:value="0" calcext:value-type="float">
            <text:p>0</text:p>
          </table:table-cell>
          <table:table-cell office:value-type="float" office:value="12.492" calcext:value-type="float">
            <text:p>12.492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office:value-type="string" calcext:value-type="string">
            <text:p>&lt;lambda&gt;</text:p>
          </table:table-cell>
          <table:table-cell office:value-type="float" office:value="60482251" calcext:value-type="float">
            <text:p>60482251</text:p>
          </table:table-cell>
          <table:table-cell office:value-type="float" office:value="11.989" calcext:value-type="float">
            <text:p>11.989</text:p>
          </table:table-cell>
          <table:table-cell office:value-type="float" office:value="0" calcext:value-type="float">
            <text:p>0</text:p>
          </table:table-cell>
          <table:table-cell office:value-type="float" office:value="28.001" calcext:value-type="float">
            <text:p>28.001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office:value-type="string" calcext:value-type="string">
            <text:p>H_i_1e_matrix_elements</text:p>
          </table:table-cell>
          <table:table-cell office:value-type="float" office:value="8" calcext:value-type="float">
            <text:p>8</text:p>
          </table:table-cell>
          <table:table-cell office:value-type="float" office:value="8.933" calcext:value-type="float">
            <text:p>8.933</text:p>
          </table:table-cell>
          <table:table-cell office:value-type="float" office:value="1.117" calcext:value-type="float">
            <text:p>1.117</text:p>
          </table:table-cell>
          <table:table-cell office:value-type="float" office:value="15.659" calcext:value-type="float">
            <text:p>15.659</text:p>
          </table:table-cell>
          <table:table-cell office:value-type="float" office:value="1.957" calcext:value-type="float">
            <text:p>1.957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office:value-type="string" calcext:value-type="string">
            <text:p>&lt;genexpr&gt;</text:p>
          </table:table-cell>
          <table:table-cell office:value-type="float" office:value="31694460" calcext:value-type="float">
            <text:p>31694460</text:p>
          </table:table-cell>
          <table:table-cell office:value-type="float" office:value="8.164" calcext:value-type="float">
            <text:p>8.164</text:p>
          </table:table-cell>
          <table:table-cell office:value-type="float" office:value="0" calcext:value-type="float">
            <text:p>0</text:p>
          </table:table-cell>
          <table:table-cell office:value-type="float" office:value="26.02" calcext:value-type="float">
            <text:p>26.02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office:value-type="string" calcext:value-type="string">
            <text:p>do_double_samespin</text:p>
          </table:table-cell>
          <table:table-cell office:value-type="float" office:value="1634385" calcext:value-type="float">
            <text:p>1634385</text:p>
          </table:table-cell>
          <table:table-cell office:value-type="float" office:value="7.977" calcext:value-type="float">
            <text:p>7.977</text:p>
          </table:table-cell>
          <table:table-cell office:value-type="float" office:value="0" calcext:value-type="float">
            <text:p>0</text:p>
          </table:table-cell>
          <table:table-cell office:value-type="float" office:value="30.989" calcext:value-type="float">
            <text:p>30.989</text:p>
          </table:table-cell>
          <table:table-cell office:value-type="float" office:value="0" calcext:value-type="float">
            <text:p>0</text:p>
          </table:table-cell>
          <table:table-cell office:value-type="float" office:value="5420.321" calcext:value-type="float">
            <text:p>5420.321</text:p>
          </table:table-cell>
          <table:table-cell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N-det</text:p>
          </table:table-cell>
          <table:table-cell office:value-type="string" calcext:value-type="string">
            <text:p>Int total time</text:p>
          </table:table-cell>
          <table:table-cell office:value-type="string" calcext:value-type="string">
            <text:p>Int sum time</text:p>
          </table:table-cell>
          <table:table-cell office:value-type="string" calcext:value-type="string">
            <text:p>Int num calls</text:p>
          </table:table-cell>
          <table:table-cell office:value-type="string" calcext:value-type="string">
            <text:p>Int run time</text:p>
          </table:table-cell>
          <table:table-cell office:value-type="string" calcext:value-type="string">
            <text:p>Det total time </text:p>
          </table:table-cell>
          <table:table-cell office:value-type="string" calcext:value-type="string">
            <text:p>Det sum time</text:p>
          </table:table-cell>
          <table:table-cell office:value-type="string" calcext:value-type="string">
            <text:p>Det num calls</text:p>
          </table:table-cell>
          <table:table-cell office:value-type="string" calcext:value-type="string">
            <text:p>Det run ti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.893" calcext:value-type="float">
            <text:p>26.893</text:p>
          </table:table-cell>
          <table:table-cell office:value-type="float" office:value="3339.693" calcext:value-type="float">
            <text:p>3339.693</text:p>
          </table:table-cell>
          <table:table-cell office:value-type="float" office:value="106646" calcext:value-type="float">
            <text:p>106646</text:p>
          </table:table-cell>
          <table:table-cell office:value-type="float" office:value="3549.339" calcext:value-type="float">
            <text:p>3549.339</text:p>
          </table:table-cell>
          <table:table-cell office:value-type="float" office:value="0.458" calcext:value-type="float">
            <text:p>0.458</text:p>
          </table:table-cell>
          <table:table-cell office:value-type="float" office:value="8.625" calcext:value-type="float">
            <text:p>8.625</text:p>
          </table:table-cell>
          <table:table-cell office:value-type="float" office:value="245063" calcext:value-type="float">
            <text:p>245063</text:p>
          </table:table-cell>
          <table:table-cell office:value-type="float" office:value="1315.632" calcext:value-type="float">
            <text:p>1315.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6.98" calcext:value-type="float">
            <text:p>26.98</text:p>
          </table:table-cell>
          <table:table-cell office:value-type="float" office:value="3341.997" calcext:value-type="float">
            <text:p>3341.997</text:p>
          </table:table-cell>
          <table:table-cell office:value-type="float" office:value="245603" calcext:value-type="float">
            <text:p>245603</text:p>
          </table:table-cell>
          <table:table-cell office:value-type="float" office:value="3775.226" calcext:value-type="float">
            <text:p>3775.226</text:p>
          </table:table-cell>
          <table:table-cell office:value-type="float" office:value="2.444" calcext:value-type="float">
            <text:p>2.444</text:p>
          </table:table-cell>
          <table:table-cell office:value-type="float" office:value="39.134" calcext:value-type="float">
            <text:p>39.134</text:p>
          </table:table-cell>
          <table:table-cell office:value-type="float" office:value="557541" calcext:value-type="float">
            <text:p>557541</text:p>
          </table:table-cell>
          <table:table-cell office:value-type="float" office:value="1507.57" calcext:value-type="float">
            <text:p>1507.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8.672" calcext:value-type="float">
            <text:p>28.672</text:p>
          </table:table-cell>
          <table:table-cell office:value-type="float" office:value="3440.586" calcext:value-type="float">
            <text:p>3440.586</text:p>
          </table:table-cell>
          <table:table-cell office:value-type="float" office:value="646236" calcext:value-type="float">
            <text:p>646236</text:p>
          </table:table-cell>
          <table:table-cell office:value-type="float" office:value="4380.393" calcext:value-type="float">
            <text:p>4380.393</text:p>
          </table:table-cell>
          <table:table-cell office:value-type="float" office:value="12.286" calcext:value-type="float">
            <text:p>12.286</text:p>
          </table:table-cell>
          <table:table-cell office:value-type="float" office:value="182.084" calcext:value-type="float">
            <text:p>182.084</text:p>
          </table:table-cell>
          <table:table-cell office:value-type="float" office:value="1428079" calcext:value-type="float">
            <text:p>1428079</text:p>
          </table:table-cell>
          <table:table-cell office:value-type="float" office:value="2199.924" calcext:value-type="float">
            <text:p>2199.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9.828" calcext:value-type="float">
            <text:p>29.828</text:p>
          </table:table-cell>
          <table:table-cell office:value-type="float" office:value="3614.084" calcext:value-type="float">
            <text:p>3614.084</text:p>
          </table:table-cell>
          <table:table-cell office:value-type="float" office:value="1786631" calcext:value-type="float">
            <text:p>1786631</text:p>
          </table:table-cell>
          <table:table-cell office:value-type="float" office:value="6789.43" calcext:value-type="float">
            <text:p>6789.43</text:p>
          </table:table-cell>
          <table:table-cell office:value-type="float" office:value="55.601" calcext:value-type="float">
            <text:p>55.601</text:p>
          </table:table-cell>
          <table:table-cell office:value-type="float" office:value="790.048" calcext:value-type="float">
            <text:p>790.048</text:p>
          </table:table-cell>
          <table:table-cell office:value-type="float" office:value="4073610" calcext:value-type="float">
            <text:p>4073610</text:p>
          </table:table-cell>
          <table:table-cell office:value-type="float" office:value="5462.614" calcext:value-type="float">
            <text:p>5462.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16573.946" calcext:value-type="float">
            <text:p>16573.946</text:p>
          </table:table-cell>
          <table:table-cell table:number-columns-repeated="3"/>
          <table:table-cell office:value-type="float" office:value="16154.33" calcext:value-type="float">
            <text:p>16154.33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Int total time</text:p>
          </table:table-cell>
          <table:table-cell office:value-type="string" calcext:value-type="string">
            <text:p>Int cum tim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t total time </text:p>
          </table:table-cell>
          <table:table-cell office:value-type="string" calcext:value-type="string">
            <text:p>Det cum ti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50]" office:value-type="float" office:value="26.893" calcext:value-type="float">
            <text:p>26.893</text:p>
          </table:table-cell>
          <table:table-cell table:formula="of:=[.D50]" office:value-type="float" office:value="3339.693" calcext:value-type="float">
            <text:p>3339.693</text:p>
          </table:table-cell>
          <table:table-cell/>
          <table:table-cell table:formula="of:=[.F50]" office:value-type="float" office:value="3549.339" calcext:value-type="float">
            <text:p>3549.339</text:p>
          </table:table-cell>
          <table:table-cell office:value-type="float" office:value="0.458" calcext:value-type="float">
            <text:p>0.458</text:p>
          </table:table-cell>
          <table:table-cell table:formula="of:=[.H50]" office:value-type="float" office:value="8.625" calcext:value-type="float">
            <text:p>8.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50]+[.C51]" office:value-type="float" office:value="53.873" calcext:value-type="float">
            <text:p>53.873</text:p>
          </table:table-cell>
          <table:table-cell table:formula="of:=[.D50]+[.D51]" office:value-type="float" office:value="6681.69" calcext:value-type="float">
            <text:p>6681.69</text:p>
          </table:table-cell>
          <table:table-cell/>
          <table:table-cell table:formula="of:=[.F50]+[.F51]" office:value-type="float" office:value="7324.565" calcext:value-type="float">
            <text:p>7324.565</text:p>
          </table:table-cell>
          <table:table-cell table:formula="of:=[.G50]+[.G51]" office:value-type="float" office:value="2.902" calcext:value-type="float">
            <text:p>2.902</text:p>
          </table:table-cell>
          <table:table-cell table:formula="of:=[.H50]+[.H51]" office:value-type="float" office:value="47.759" calcext:value-type="float">
            <text:p>47.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50]+[.C51]+[.C52]" office:value-type="float" office:value="82.545" calcext:value-type="float">
            <text:p>82.545</text:p>
          </table:table-cell>
          <table:table-cell table:formula="of:=[.D50]+[.D51]+[.D52]" office:value-type="float" office:value="10122.276" calcext:value-type="float">
            <text:p>10122.276</text:p>
          </table:table-cell>
          <table:table-cell/>
          <table:table-cell table:formula="of:=[.F50]+[.F51]+[.F52]" office:value-type="float" office:value="11704.958" calcext:value-type="float">
            <text:p>11704.958</text:p>
          </table:table-cell>
          <table:table-cell table:formula="of:=[.G50]+[.G51]+[.G52]" office:value-type="float" office:value="15.188" calcext:value-type="float">
            <text:p>15.188</text:p>
          </table:table-cell>
          <table:table-cell table:formula="of:=[.H50]+[.H51]+[.H52]" office:value-type="float" office:value="229.843" calcext:value-type="float">
            <text:p>229.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C50]+[.C51]+[.C52]+[.C53]" office:value-type="float" office:value="112.373" calcext:value-type="float">
            <text:p>112.373</text:p>
          </table:table-cell>
          <table:table-cell table:formula="of:=[.D50]+[.D51]+[.D52]+[.D53]" office:value-type="float" office:value="13736.36" calcext:value-type="float">
            <text:p>13736.36</text:p>
          </table:table-cell>
          <table:table-cell/>
          <table:table-cell table:formula="of:=[.F50]+[.F51]+[.F52]+[.F53]" office:value-type="float" office:value="18494.388" calcext:value-type="float">
            <text:p>18494.388</text:p>
          </table:table-cell>
          <table:table-cell table:formula="of:=[.G50]+[.G51]+[.G52]+[.G53]" office:value-type="float" office:value="70.789" calcext:value-type="float">
            <text:p>70.789</text:p>
          </table:table-cell>
          <table:table-cell table:formula="of:=[.H50]+[.H51]+[.H52]+[.H53]" office:value-type="float" office:value="1019.891" calcext:value-type="float">
            <text:p>1019.891</text:p>
          </table:table-cell>
          <table:table-cell table:number-columns-repeated="6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office:value-type="string" calcext:value-type="string">
            <text:p><text:s text:c="20"/>function names <text:s text:c="5"/>Number of calls <text:s text:c="2"/>tottime <text:s/>total time per call <text:s/>cumlative time <text:s/>cum_time per call <text:s/>program runtime</text:p>
          </table:table-cell>
          <table:table-cell table:number-columns-repeated="7"/>
          <table:table-cell office:value-type="string" calcext:value-type="string">
            <text:p>Det totime</text:p>
          </table:table-cell>
          <table:table-cell/>
          <table:table-cell office:value-type="string" calcext:value-type="string">
            <text:p>Det % run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<text:s text:c="22"/>exc_degree <text:s text:c="8"/>1226703096.0 <text:s/>1127.176 <text:s text:c="15"/>0.000 <text:s text:c="7"/>1205.341 <text:s text:c="13"/>0.000 <text:s text:c="8"/>5462.614</text:p>
          </table:table-cell>
          <table:table-cell table:number-columns-repeated="6"/>
          <table:table-cell office:value-type="string" calcext:value-type="string">
            <text:p>exc_degree</text:p>
          </table:table-cell>
          <table:table-cell office:value-type="float" office:value="1127.176" calcext:value-type="float">
            <text:p>1127.176</text:p>
          </table:table-cell>
          <table:table-cell office:value-type="float" office:value="5462.614" calcext:value-type="float">
            <text:p>5462.614</text:p>
          </table:table-cell>
          <table:table-cell table:style-name="ce1" table:formula="of:=[.I87]/[.J87]" office:value-type="percentage" office:value="0.206343702849954" calcext:value-type="percentage">
            <text:p>20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<text:s text:c="20"/>is_connected <text:s text:c="8"/>1057497972.0 <text:s text:c="2"/>532.374 <text:s text:c="15"/>0.000 <text:s text:c="7"/>1727.448 <text:s text:c="13"/>0.000 <text:s text:c="8"/>5462.614</text:p>
          </table:table-cell>
          <table:table-cell table:number-columns-repeated="6"/>
          <table:table-cell office:value-type="string" calcext:value-type="string">
            <text:p>is_connected</text:p>
          </table:table-cell>
          <table:table-cell office:value-type="float" office:value="532.374" calcext:value-type="float">
            <text:p>532.374</text:p>
          </table:table-cell>
          <table:table-cell office:value-type="float" office:value="5463.614" calcext:value-type="float">
            <text:p>5463.614</text:p>
          </table:table-cell>
          <table:table-cell table:style-name="ce1" table:formula="of:=[.I88]/[.J88]" office:value-type="percentage" office:value="0.097439899670804" calcext:value-type="percentage">
            <text:p>9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<text:s text:c="8"/>get_dets_occ_in_orbitals <text:s text:c="9"/>286928920.0 <text:s text:c="2"/>473.077 <text:s text:c="15"/>0.000 <text:s text:c="8"/>667.583 <text:s text:c="13"/>0.000 <text:s text:c="8"/>5462.614</text:p>
          </table:table-cell>
          <table:table-cell table:number-columns-repeated="6"/>
          <table:table-cell office:value-type="string" calcext:value-type="string">
            <text:p>get_dets_occ_in_orbitals</text:p>
          </table:table-cell>
          <table:table-cell office:value-type="float" office:value="473.077" calcext:value-type="float">
            <text:p>473.077</text:p>
          </table:table-cell>
          <table:table-cell office:value-type="float" office:value="5464.614" calcext:value-type="float">
            <text:p>5464.614</text:p>
          </table:table-cell>
          <table:table-cell table:style-name="ce1" table:formula="of:=[.I89]/[.J89]" office:value-type="percentage" office:value="0.0865709819577375" calcext:value-type="percentage">
            <text:p>8.6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<text:s text:c="25"/>objects <text:s text:c="15"/>137.0 <text:s text:c="2"/>398.054 <text:s text:c="15"/>2.906 <text:s text:c="8"/>398.054 <text:s text:c="13"/>2.906 <text:s text:c="8"/>5462.614</text:p>
          </table:table-cell>
          <table:table-cell table:number-columns-repeated="6"/>
          <table:table-cell office:value-type="string" calcext:value-type="string">
            <text:p>Allreduce of ‘mpi4py’</text:p>
          </table:table-cell>
          <table:table-cell office:value-type="float" office:value="398.054" calcext:value-type="float">
            <text:p>398.054</text:p>
          </table:table-cell>
          <table:table-cell office:value-type="float" office:value="5465.614" calcext:value-type="float">
            <text:p>5465.614</text:p>
          </table:table-cell>
          <table:table-cell table:style-name="ce1" table:formula="of:=[.I90]/[.J90]" office:value-type="percentage" office:value="0.0728287800785054" calcext:value-type="percentage">
            <text:p>7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<text:s text:c="23"/>&lt;genexpr&gt; <text:s text:c="8"/>1093883046.0 <text:s text:c="2"/>373.433 <text:s text:c="15"/>0.000 <text:s text:c="7"/>2100.880 <text:s text:c="13"/>0.000 <text:s text:c="8"/>5462.614</text:p>
          </table:table-cell>
          <table:table-cell table:number-columns-repeated="6"/>
          <table:table-cell office:value-type="string" calcext:value-type="string">
            <text:p>drivers.py 205 &lt;genexpr&gt;</text:p>
          </table:table-cell>
          <table:table-cell office:value-type="float" office:value="373.433" calcext:value-type="float">
            <text:p>373.433</text:p>
          </table:table-cell>
          <table:table-cell office:value-type="float" office:value="5466.614" calcext:value-type="float">
            <text:p>5466.614</text:p>
          </table:table-cell>
          <table:table-cell table:style-name="ce1" table:formula="of:=[.I91]/[.J91]" office:value-type="percentage" office:value="0.0683115727578351" calcext:value-type="percentage">
            <text:p>6.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<text:s text:c="20"/>H_ij_indices <text:s text:c="10"/>88675774.0 <text:s text:c="2"/>203.852 <text:s text:c="15"/>0.000 <text:s text:c="8"/>734.447 <text:s text:c="13"/>0.000 <text:s text:c="8"/>5462.614</text:p>
          </table:table-cell>
          <table:table-cell table:number-columns-repeated="6"/>
          <table:table-cell office:value-type="string" calcext:value-type="string">
            <text:p>H_ij_indices</text:p>
          </table:table-cell>
          <table:table-cell office:value-type="float" office:value="203.852" calcext:value-type="float">
            <text:p>203.852</text:p>
          </table:table-cell>
          <table:table-cell office:value-type="float" office:value="5467.614" calcext:value-type="float">
            <text:p>5467.614</text:p>
          </table:table-cell>
          <table:table-cell table:style-name="ce1" table:formula="of:=[.I92]/[.J92]" office:value-type="percentage" office:value="0.0372835390354915" calcext:value-type="percentage">
            <text:p>3.7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<text:s text:c="20"/>builtins.sum <text:s text:c="8"/>1061343553.0 <text:s text:c="2"/>178.736 <text:s text:c="15"/>0.000 <text:s text:c="8"/>333.715 <text:s text:c="13"/>0.000 <text:s text:c="8"/>5462.614</text:p>
          </table:table-cell>
          <table:table-cell table:number-columns-repeated="6"/>
          <table:table-cell office:value-type="string" calcext:value-type="string">
            <text:p>builtins.sum</text:p>
          </table:table-cell>
          <table:table-cell office:value-type="float" office:value="178.736" calcext:value-type="float">
            <text:p>178.736</text:p>
          </table:table-cell>
          <table:table-cell office:value-type="float" office:value="5468.614" calcext:value-type="float">
            <text:p>5468.614</text:p>
          </table:table-cell>
          <table:table-cell table:style-name="ce1" table:formula="of:=[.I93]/[.J93]" office:value-type="percentage" office:value="0.0326839670892844" calcext:value-type="percentage">
            <text:p>3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<text:s text:c="24"/>__hash__ <text:s/>507612997/253806499 <text:s text:c="2"/>162.891 <text:s text:c="15"/>0.000 <text:s text:c="8"/>271.553 <text:s text:c="13"/>0.000 <text:s text:c="8"/>5462.614</text:p>
          </table:table-cell>
          <table:table-cell table:number-columns-repeated="6"/>
          <table:table-cell office:value-type="string" calcext:value-type="string">
            <text:p>gen_all_connected_determinant</text:p>
          </table:table-cell>
          <table:table-cell office:value-type="float" office:value="153.715" calcext:value-type="float">
            <text:p>153.715</text:p>
          </table:table-cell>
          <table:table-cell office:value-type="float" office:value="5469.614" calcext:value-type="float">
            <text:p>5469.614</text:p>
          </table:table-cell>
          <table:table-cell table:style-name="ce1" table:formula="of:=[.I94]/[.J94]" office:value-type="percentage" office:value="0.0281034456910488" calcext:value-type="percentage">
            <text:p>2.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<text:s text:c="3"/>gen_all_connected_determinant <text:s text:c="17"/>1.0 <text:s text:c="2"/>153.715 <text:s text:c="13"/>153.715 <text:s text:c="7"/>2464.799 <text:s text:c="10"/>2464.799 <text:s text:c="8"/>5462.614</text:p>
          </table:table-cell>
          <table:table-cell table:number-columns-repeated="6"/>
          <table:table-cell office:value-type="string" calcext:value-type="string">
            <text:p>builtins.any</text:p>
          </table:table-cell>
          <table:table-cell office:value-type="float" office:value="135.348" calcext:value-type="float">
            <text:p>135.348</text:p>
          </table:table-cell>
          <table:table-cell office:value-type="float" office:value="5470.614" calcext:value-type="float">
            <text:p>5470.614</text:p>
          </table:table-cell>
          <table:table-cell table:style-name="ce1" table:formula="of:=[.I95]/[.J95]" office:value-type="percentage" office:value="0.0247409157363323" calcext:value-type="percentage">
            <text:p>2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<text:s text:c="20"/>builtins.any <text:s text:c="10"/>36385074.0 <text:s text:c="2"/>135.348 <text:s text:c="15"/>0.000 <text:s text:c="7"/>2235.272 <text:s text:c="13"/>0.000 <text:s text:c="8"/>5462.614</text:p>
          </table:table-cell>
          <table:table-cell table:number-columns-repeated="6"/>
          <table:table-cell office:value-type="string" calcext:value-type="string">
            <text:p>get_dets_via_orbital_occupancy</text:p>
          </table:table-cell>
          <table:table-cell office:value-type="float" office:value="134.288" calcext:value-type="float">
            <text:p>134.288</text:p>
          </table:table-cell>
          <table:table-cell office:value-type="float" office:value="5471.614" calcext:value-type="float">
            <text:p>5471.614</text:p>
          </table:table-cell>
          <table:table-cell table:style-name="ce1" table:formula="of:=[.I96]/[.J96]" office:value-type="percentage" office:value="0.0245426669352041" calcext:value-type="percentage">
            <text:p>2.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<text:s/>get_dets_via_orbital_occupancy <text:s text:c="9"/>143446420.0 <text:s text:c="2"/>134.288 <text:s text:c="15"/>0.000 <text:s text:c="8"/>801.787 <text:s text:c="13"/>0.000 <text:s text:c="8"/>5462.614</text:p>
          </table:table-cell>
          <table:table-cell table:number-columns-repeated="9"/>
          <table:table-cell table:style-name="ce1" table:formula="of:=[.I97]/[.J9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<text:s text:c="26"/>inner <text:s text:c="9"/>253806500.0 <text:s text:c="2"/>124.587 <text:s text:c="15"/>0.000 <text:s text:c="8"/>396.140 <text:s text:c="13"/>0.000 <text:s text:c="8"/>5462.614</text:p>
          </table:table-cell>
          <table:table-cell table:number-columns-repeated="9"/>
          <table:table-cell table:style-name="ce1" table:formula="of:=[.I98]/[.J9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<text:s text:c="18"/>builtins.hash <text:s/>507612997/253806499 <text:s text:c="2"/>108.662 <text:s text:c="15"/>0.000 <text:s text:c="8"/>189.581 <text:s text:c="13"/>0.000 <text:s text:c="8"/>5462.614</text:p>
          </table:table-cell>
          <table:table-cell table:number-columns-repeated="9"/>
          <table:table-cell table:style-name="ce1" table:formula="of:=[.I99]/[.J9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<text:s text:c="21"/>category_G <text:s text:c="11"/>8526929.0 <text:s text:c="2"/>104.236 <text:s text:c="15"/>0.000 <text:s text:c="7"/>1079.821 <text:s text:c="13"/>0.000 <text:s text:c="8"/>5462.614</text:p>
          </table:table-cell>
          <table:table-cell table:number-columns-repeated="9"/>
          <table:table-cell table:style-name="ce1" table:formula="of:=[.I100]/[.J10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<text:s text:c="15"/>psi_external_pt2 <text:s text:c="17"/>1.0 <text:s text:c="3"/>96.001 <text:s text:c="14"/>96.001 <text:s text:c="7"/>1537.492 <text:s text:c="10"/>1537.492 <text:s text:c="8"/>5462.614</text:p>
          </table:table-cell>
          <table:table-cell table:number-columns-repeated="9"/>
          <table:table-cell table:style-name="ce1" table:formula="of:=[.I101]/[.J10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<text:s text:c="14"/>do_double_oppspin <text:s text:c="10"/>71062027.0 <text:s text:c="3"/>92.166 <text:s text:c="15"/>0.000 <text:s text:c="8"/>568.009 <text:s text:c="13"/>0.000 <text:s text:c="8"/>5462.614</text:p>
          </table:table-cell>
          <table:table-cell table:number-columns-repeated="7"/>
          <table:table-cell office:value-type="string" calcext:value-type="string">
            <text:p>Int total time</text:p>
          </table:table-cell>
          <table:table-cell/>
          <table:table-cell table:style-name="ce1" office:value-type="string" calcext:value-type="string">
            <text:p>Int % run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<text:s text:c="21"/>&lt;listcomp&gt; <text:s text:c="9"/>286928920.0 <text:s text:c="3"/>78.186 <text:s text:c="15"/>0.000 <text:s text:c="9"/>78.186 <text:s text:c="13"/>0.000 <text:s text:c="8"/>5462.614</text:p>
          </table:table-cell>
          <table:table-cell table:number-columns-repeated="6"/>
          <table:table-cell office:value-type="string" calcext:value-type="string">
            <text:p>get_dets_occ_in_orbitals</text:p>
          </table:table-cell>
          <table:table-cell office:value-type="float" office:value="1331.278" calcext:value-type="float">
            <text:p>1331.278</text:p>
          </table:table-cell>
          <table:table-cell office:value-type="float" office:value="6789.43" calcext:value-type="float">
            <text:p>6789.43</text:p>
          </table:table-cell>
          <table:table-cell table:style-name="ce1" table:formula="of:=[.I103]/[.J103]" office:value-type="percentage" office:value="0.196080967032579" calcext:value-type="percentage">
            <text:p>19.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 <text:s text:c="22"/>&lt;genexpr&gt; <text:s text:c="9"/>124339256.0 <text:s text:c="3"/>75.340 <text:s text:c="15"/>0.000 <text:s text:c="8"/>145.813 <text:s text:c="13"/>0.000 <text:s text:c="8"/>5462.614</text:p>
          </table:table-cell>
          <table:table-cell table:number-columns-repeated="6"/>
          <table:table-cell office:value-type="string" calcext:value-type="string">
            <text:p>exc_degree</text:p>
          </table:table-cell>
          <table:table-cell office:value-type="float" office:value="1054.058" calcext:value-type="float">
            <text:p>1054.058</text:p>
          </table:table-cell>
          <table:table-cell office:value-type="float" office:value="6790.43" calcext:value-type="float">
            <text:p>6790.43</text:p>
          </table:table-cell>
          <table:table-cell table:style-name="ce1" table:formula="of:=[.I104]/[.J104]" office:value-type="percentage" office:value="0.15522698857068" calcext:value-type="percentage">
            <text:p>15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 <text:s text:c="27"/>H_ij <text:s text:c="10"/>84602958.0 <text:s text:c="3"/>70.572 <text:s text:c="15"/>0.000 <text:s text:c="8"/>146.544 <text:s text:c="13"/>0.000 <text:s text:c="8"/>5462.614</text:p>
          </table:table-cell>
          <table:table-cell table:number-columns-repeated="6"/>
          <table:table-cell office:value-type="string" calcext:value-type="string">
            <text:p>is_connected</text:p>
          </table:table-cell>
          <table:table-cell office:value-type="float" office:value="535.509" calcext:value-type="float">
            <text:p>535.509</text:p>
          </table:table-cell>
          <table:table-cell office:value-type="float" office:value="6791.43" calcext:value-type="float">
            <text:p>6791.43</text:p>
          </table:table-cell>
          <table:table-cell table:style-name="ce1" table:formula="of:=[.I105]/[.J105]" office:value-type="percentage" office:value="0.078850698601031" calcext:value-type="percentage">
            <text:p>7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 <text:s text:c="13"/>do_double_samespin <text:s text:c="10"/>68213836.0 <text:s text:c="3"/>70.375 <text:s text:c="15"/>0.000 <text:s text:c="8"/>410.306 <text:s text:c="13"/>0.000 <text:s text:c="8"/>5462.614</text:p>
          </table:table-cell>
          <table:table-cell table:number-columns-repeated="6"/>
          <table:table-cell office:value-type="string" calcext:value-type="string">
            <text:p>get_dets_via_orbital_occupancy</text:p>
          </table:table-cell>
          <table:table-cell office:value-type="float" office:value="401.651" calcext:value-type="float">
            <text:p>401.651</text:p>
          </table:table-cell>
          <table:table-cell office:value-type="float" office:value="6792.43" calcext:value-type="float">
            <text:p>6792.43</text:p>
          </table:table-cell>
          <table:table-cell table:style-name="ce1" table:formula="of:=[.I106]/[.J106]" office:value-type="percentage" office:value="0.0591321515275093" calcext:value-type="percentage">
            <text:p>5.9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<text:s text:c="22"/>H_indices <text:s text:c="11"/>4073610.0 <text:s text:c="3"/>55.601 <text:s text:c="15"/>0.000 <text:s text:c="8"/>790.048 <text:s text:c="13"/>0.000 <text:s text:c="8"/>5462.614</text:p>
          </table:table-cell>
          <table:table-cell table:number-columns-repeated="6"/>
          <table:table-cell office:value-type="string" calcext:value-type="string">
            <text:p>drivers.py 205 &lt;genexpr&gt;</text:p>
          </table:table-cell>
          <table:table-cell office:value-type="float" office:value="381.951" calcext:value-type="float">
            <text:p>381.951</text:p>
          </table:table-cell>
          <table:table-cell office:value-type="float" office:value="6793.43" calcext:value-type="float">
            <text:p>6793.43</text:p>
          </table:table-cell>
          <table:table-cell table:style-name="ce1" table:formula="of:=[.I107]/[.J107]" office:value-type="percentage" office:value="0.0562235866123593" calcext:value-type="percentage">
            <text:p>5.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 <text:s text:c="17"/>H_ijkl_orbital <text:s text:c="9"/>127131016.0 <text:s text:c="3"/>50.271 <text:s text:c="15"/>0.000 <text:s text:c="9"/>54.005 <text:s text:c="13"/>0.000 <text:s text:c="8"/>5462.614</text:p>
          </table:table-cell>
          <table:table-cell table:number-columns-repeated="6"/>
          <table:table-cell office:value-type="string" calcext:value-type="string">
            <text:p>category_G</text:p>
          </table:table-cell>
          <table:table-cell office:value-type="float" office:value="306.676" calcext:value-type="float">
            <text:p>306.676</text:p>
          </table:table-cell>
          <table:table-cell office:value-type="float" office:value="6794.43" calcext:value-type="float">
            <text:p>6794.43</text:p>
          </table:table-cell>
          <table:table-cell table:style-name="ce1" table:formula="of:=[.I108]/[.J108]" office:value-type="percentage" office:value="0.0451363837731789" calcext:value-type="percentage">
            <text:p>4.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 <text:s text:c="24"/>objects <text:s text:c="17"/>1.0 <text:s text:c="3"/>49.501 <text:s text:c="14"/>49.501 <text:s text:c="9"/>49.501 <text:s text:c="12"/>49.501 <text:s text:c="8"/>5462.614</text:p>
          </table:table-cell>
          <table:table-cell table:number-columns-repeated="6"/>
          <table:table-cell office:value-type="string" calcext:value-type="string">
            <text:p>do_double_oppspin</text:p>
          </table:table-cell>
          <table:table-cell office:value-type="float" office:value="286.034" calcext:value-type="float">
            <text:p>286.034</text:p>
          </table:table-cell>
          <table:table-cell office:value-type="float" office:value="6795.43" calcext:value-type="float">
            <text:p>6795.43</text:p>
          </table:table-cell>
          <table:table-cell table:style-name="ce1" table:formula="of:=[.I109]/[.J109]" office:value-type="percentage" office:value="0.0420921119046183" calcext:value-type="percentage">
            <text:p>4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 <text:s text:c="13"/>exc_degree_spindet <text:s text:c="10"/>38314305.0 <text:s text:c="3"/>45.619 <text:s text:c="15"/>0.000 <text:s text:c="9"/>78.165 <text:s text:c="13"/>0.000 <text:s text:c="8"/>5462.614</text:p>
          </table:table-cell>
          <table:table-cell table:number-columns-repeated="6"/>
          <table:table-cell office:value-type="string" calcext:value-type="string">
            <text:p>drivers.py 906 &lt;listcomp&gt;</text:p>
          </table:table-cell>
          <table:table-cell office:value-type="float" office:value="223.098" calcext:value-type="float">
            <text:p>223.098</text:p>
          </table:table-cell>
          <table:table-cell office:value-type="float" office:value="6796.43" calcext:value-type="float">
            <text:p>6796.43</text:p>
          </table:table-cell>
          <table:table-cell table:style-name="ce1" table:formula="of:=[.I110]/[.J110]" office:value-type="percentage" office:value="0.0328257629373068" calcext:value-type="percentage">
            <text:p>3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<text:s text:c="21"/>&lt;listcomp&gt; <text:s text:c="9"/>143529976.0 <text:s text:c="3"/>32.663 <text:s text:c="15"/>0.000 <text:s text:c="9"/>32.663 <text:s text:c="13"/>0.000 <text:s text:c="8"/>5462.614</text:p>
          </table:table-cell>
          <table:table-cell table:number-columns-repeated="6"/>
          <table:table-cell office:value-type="string" calcext:value-type="string">
            <text:p>do_double_samespin</text:p>
          </table:table-cell>
          <table:table-cell office:value-type="float" office:value="218.034" calcext:value-type="float">
            <text:p>218.034</text:p>
          </table:table-cell>
          <table:table-cell office:value-type="float" office:value="6797.43" calcext:value-type="float">
            <text:p>6797.43</text:p>
          </table:table-cell>
          <table:table-cell table:style-name="ce1" table:formula="of:=[.I111]/[.J111]" office:value-type="percentage" office:value="0.0320759463503118" calcext:value-type="percentage">
            <text:p>3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 <text:s text:c="27"/>None <text:s text:c="16"/>None <text:s text:c="6"/>NaN <text:s text:c="17"/>NaN <text:s text:c="12"/>NaN <text:s text:c="15"/>NaN <text:s text:c="13"/>NaN</text:p>
          </table:table-cell>
          <table:table-cell table:number-columns-repeated="6"/>
          <table:table-cell office:value-type="string" calcext:value-type="string">
            <text:p>builtins.sum</text:p>
          </table:table-cell>
          <table:table-cell office:value-type="float" office:value="176.424" calcext:value-type="float">
            <text:p>176.424</text:p>
          </table:table-cell>
          <table:table-cell office:value-type="float" office:value="6798.43" calcext:value-type="float">
            <text:p>6798.43</text:p>
          </table:table-cell>
          <table:table-cell table:style-name="ce1" table:formula="of:=[.I112]/[.J112]" office:value-type="percentage" office:value="0.0259506974404385" calcext:value-type="percentage">
            <text:p>2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 <text:s text:c="7"/>get_dets_occ_in_orbitals <text:s text:c="9"/>825979320.0 <text:s/>1331.278 <text:s text:c="15"/>0.000 <text:s text:c="7"/>1886.387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 <text:s text:c="21"/>exc_degree <text:s text:c="8"/>1142100930.0 <text:s/>1054.058 <text:s text:c="15"/>0.000 <text:s text:c="7"/>1132.295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 <text:s text:c="19"/>is_connected <text:s text:c="8"/>1057497972.0 <text:s text:c="2"/>535.509 <text:s text:c="15"/>0.000 <text:s text:c="7"/>1734.777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 <text:s/>get_dets_via_orbital_occupancy <text:s text:c="9"/>412935540.0 <text:s text:c="2"/>401.651 <text:s text:c="15"/>0.000 <text:s text:c="7"/>2287.790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 <text:s text:c="22"/>&lt;genexpr&gt; <text:s text:c="8"/>1093883046.0 <text:s text:c="2"/>381.951 <text:s text:c="15"/>0.000 <text:s text:c="7"/>2116.728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 <text:s text:c="21"/>category_G <text:s text:c="10"/>26025870.0 <text:s text:c="2"/>306.676 <text:s text:c="15"/>0.000 <text:s text:c="7"/>3222.896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2 <text:s text:c="14"/>do_double_oppspin <text:s text:c="9"/>205176055.0 <text:s text:c="2"/>286.034 <text:s text:c="15"/>0.000 <text:s text:c="7"/>1721.152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3 <text:s text:c="21"/>&lt;listcomp&gt; <text:s text:c="9"/>825979320.0 <text:s text:c="2"/>223.098 <text:s text:c="15"/>0.000 <text:s text:c="8"/>223.098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4 <text:s text:c="13"/>do_double_samespin <text:s text:c="9"/>197555030.0 <text:s text:c="2"/>218.625 <text:s text:c="15"/>0.000 <text:s text:c="7"/>1209.163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5 <text:s text:c="19"/>builtins.sum <text:s text:c="8"/>1061343553.0 <text:s text:c="2"/>176.424 <text:s text:c="15"/>0.000 <text:s text:c="8"/>337.108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6 <text:s text:c="2"/>gen_all_connected_determinant <text:s text:c="17"/>1.0 <text:s text:c="2"/>150.305 <text:s text:c="13"/>150.305 <text:s text:c="7"/>2476.672 <text:s text:c="10"/>2476.672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7 <text:s text:c="24"/>objects <text:s text:c="15"/>137.0 <text:s text:c="2"/>142.290 <text:s text:c="15"/>1.039 <text:s text:c="8"/>142.290 <text:s text:c="13"/>1.039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8 <text:s text:c="19"/>builtins.any <text:s text:c="10"/>36385074.0 <text:s text:c="2"/>135.503 <text:s text:c="15"/>0.000 <text:s text:c="7"/>2251.281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9 <text:s text:c="21"/>&lt;listcomp&gt; <text:s text:c="9"/>412760472.0 <text:s text:c="3"/>94.194 <text:s text:c="15"/>0.000 <text:s text:c="9"/>94.194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0 <text:s text:c="15"/>psi_external_pt2 <text:s text:c="17"/>1.0 <text:s text:c="3"/>93.580 <text:s text:c="14"/>93.580 <text:s text:c="7"/>3053.969 <text:s text:c="10"/>3053.969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1 <text:s text:c="24"/>objects <text:s text:c="9"/>412935540.0 <text:s text:c="3"/>80.880 <text:s text:c="15"/>0.000 <text:s text:c="9"/>80.880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2 <text:s text:c="24"/>objects <text:s text:c="9"/>825979365.0 <text:s text:c="3"/>79.511 <text:s text:c="15"/>0.000 <text:s text:c="9"/>79.511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3 <text:s text:c="22"/>&lt;genexpr&gt; <text:s text:c="9"/>124339838.0 <text:s text:c="3"/>79.003 <text:s text:c="15"/>0.000 <text:s text:c="8"/>151.395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4 <text:s text:c="24"/>objects <text:s text:c="9"/>413043780.0 <text:s text:c="3"/>77.426 <text:s text:c="15"/>0.000 <text:s text:c="9"/>77.426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5 <text:s text:c="19"/>single_phase <text:s text:c="10"/>27266965.0 <text:s text:c="3"/>74.686 <text:s text:c="15"/>0.000 <text:s text:c="8"/>104.727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6 <text:s text:c="17"/>canonical_idx4 <text:s text:c="10"/>53173206.0 <text:s text:c="3"/>72.531 <text:s text:c="15"/>0.000 <text:s text:c="8"/>119.585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7 <text:s text:c="15"/>apply_excitation <text:s text:c="10"/>47468220.0 <text:s text:c="3"/>72.194 <text:s text:c="15"/>0.000 <text:s text:c="9"/>96.019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8 <text:s text:c="27"/>H_ij <text:s text:c="10"/>84602958.0 <text:s text:c="3"/>70.647 <text:s text:c="15"/>0.000 <text:s text:c="8"/>161.603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9 <text:s text:c="14"/>integral_category <text:s text:c="10"/>53173206.0 <text:s text:c="3"/>49.904 <text:s text:c="15"/>0.000 <text:s text:c="8"/>169.489 <text:s text:c="13"/>0.000 <text:s text:c="8"/>6789.4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0 <text:s text:c="17"/>H_ijkl_orbital <text:s text:c="9"/>124844612.0 <text:s text:c="3"/>47.989 <text:s text:c="15"/>0.000 <text:s text:c="9"/>48.937 <text:s text:c="13"/>0.000 <text:s text:c="8"/>6789.43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27T14:57:24.292687522</dc:date>
    <meta:editing-duration>PT21M41S</meta:editing-duration>
    <meta:editing-cycles>2</meta:editing-cycles>
    <meta:document-statistic meta:table-count="1" meta:cell-count="59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4cm" svg:y="0.316cm" chart:style-name="ch2">
          <text:p>Total program run time for C2_QZ, 110 orbitals. 24 ranks</text:p>
        </chart:title>
        <chart:legend chart:legend-position="end" svg:x="13.366cm" svg:y="3.952cm" style:legend-expansion="high" chart:style-name="ch3"/>
        <chart:plot-area chart:style-name="ch4" table:cell-range-address="Sheet1.L33:Sheet1.L37 Sheet1.F49:Sheet1.F54 Sheet1.J49:Sheet1.J54" chart:data-source-has-labels="both" svg:x="1.331cm" svg:y="1.275cm" svg:width="11.715cm" svg:height="6.564cm">
          <chart:coordinate-region svg:x="2.508cm" svg:y="1.474cm" svg:width="10.538cm" svg:height="5.718cm"/>
          <chart:axis chart:dimension="x" chart:name="primary-x" chart:style-name="ch5" chartooo:axis-type="auto">
            <chartooo:date-scale/>
            <chart:title svg:x="6.297cm" svg:y="8.019cm" chart:style-name="ch6">
              <text:p>N-det value</text:p>
            </chart:title>
            <chart:categories table:cell-range-address="Sheet1.L33:Sheet1.L37"/>
          </chart:axis>
          <chart:axis chart:dimension="y" chart:name="primary-y" chart:style-name="ch7">
            <chart:title svg:x="0.451cm" svg:y="5.633cm" chart:style-name="ch8">
              <text:p>time(seconds)</text:p>
            </chart:title>
            <chart:grid chart:style-name="ch9" chart:class="major"/>
          </chart:axis>
          <chart:series chart:style-name="ch10" chart:values-cell-range-address="Sheet1.F50:Sheet1.F54" chart:label-cell-address="Sheet1.F49:Sheet1.F49" chart:class="chart:bar">
            <chart:data-point chart:repeated="5"/>
          </chart:series>
          <chart:series chart:style-name="ch11" chart:values-cell-range-address="Sheet1.J50:Sheet1.J54" chart:label-cell-address="Sheet1.J49:Sheet1.J4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 run time</text:p>
                <draw:g>
                  <svg:desc>Sheet1.F49:Sheet1.F49</svg:desc>
                </draw:g>
              </table:table-cell>
              <table:table-cell office:value-type="string">
                <text:p>Det run time</text:p>
                <draw:g>
                  <svg:desc>Sheet1.J49:Sheet1.J4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33:Sheet1.L37</svg:desc>
                </draw:g>
              </table:table-cell>
              <table:table-cell office:value-type="float" office:value="3549.339">
                <text:p>3549.339</text:p>
                <draw:g>
                  <svg:desc>Sheet1.F50:Sheet1.F54</svg:desc>
                </draw:g>
              </table:table-cell>
              <table:table-cell office:value-type="float" office:value="1315.632">
                <text:p>1315.632</text:p>
                <draw:g>
                  <svg:desc>Sheet1.J50:Sheet1.J54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775.226">
                <text:p>3775.226</text:p>
              </table:table-cell>
              <table:table-cell office:value-type="float" office:value="1507.57">
                <text:p>1507.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380.393">
                <text:p>4380.393</text:p>
              </table:table-cell>
              <table:table-cell office:value-type="float" office:value="2199.924">
                <text:p>2199.92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6789.43">
                <text:p>6789.43</text:p>
              </table:table-cell>
              <table:table-cell office:value-type="float" office:value="5462.614">
                <text:p>5462.61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6573.946">
                <text:p>16573.946</text:p>
              </table:table-cell>
              <table:table-cell office:value-type="float" office:value="16154.33">
                <text:p>16154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73cm" svg:y="0.315cm" chart:style-name="ch2">
          <text:p>Det 10 most time consuming functions for C2_QZ, 110 orbitals. 132 det</text:p>
        </chart:title>
        <chart:legend chart:legend-position="end" svg:x="13.657cm" svg:y="4.201cm" style:legend-expansion="high" chart:style-name="ch3"/>
        <chart:plot-area chart:style-name="ch4" table:cell-range-address="Sheet1.H86:Sheet1.I96" chart:data-source-has-labels="both" svg:x="1.331cm" svg:y="1.778cm" svg:width="12.006cm" svg:height="7.042cm">
          <chart:coordinate-region svg:x="2.323cm" svg:y="1.978cm" svg:width="11.014cm" svg:height="2.832cm"/>
          <chart:axis chart:dimension="x" chart:name="primary-x" chart:style-name="ch5" chartooo:axis-type="auto">
            <chartooo:date-scale/>
            <chart:categories table:cell-range-address="Sheet1.H87:Sheet1.H96"/>
          </chart:axis>
          <chart:axis chart:dimension="y" chart:name="primary-y" chart:style-name="ch6">
            <chart:title svg:x="0.451cm" svg:y="6.375cm" chart:style-name="ch7">
              <text:p>time(seconds)</text:p>
            </chart:title>
            <chart:grid chart:style-name="ch8" chart:class="major"/>
          </chart:axis>
          <chart:series chart:style-name="ch9" chart:values-cell-range-address="Sheet1.I87:Sheet1.I96" chart:label-cell-address="Sheet1.I86:Sheet1.I86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 totime</text:p>
                <draw:g>
                  <svg:desc>Sheet1.I86:Sheet1.I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c_degree</text:p>
                <draw:g>
                  <svg:desc>Sheet1.H87:Sheet1.H96</svg:desc>
                </draw:g>
              </table:table-cell>
              <table:table-cell office:value-type="float" office:value="1127.176">
                <text:p>1127.176</text:p>
                <draw:g>
                  <svg:desc>Sheet1.I87:Sheet1.I96</svg:desc>
                </draw:g>
              </table:table-cell>
            </table:table-row>
            <table:table-row>
              <table:table-cell office:value-type="string">
                <text:p>is_connected</text:p>
              </table:table-cell>
              <table:table-cell office:value-type="float" office:value="532.374">
                <text:p>532.374</text:p>
              </table:table-cell>
            </table:table-row>
            <table:table-row>
              <table:table-cell office:value-type="string">
                <text:p>get_dets_occ_in_orbitals</text:p>
              </table:table-cell>
              <table:table-cell office:value-type="float" office:value="473.077">
                <text:p>473.077</text:p>
              </table:table-cell>
            </table:table-row>
            <table:table-row>
              <table:table-cell office:value-type="string">
                <text:p>Allreduce of ‘mpi4py’</text:p>
              </table:table-cell>
              <table:table-cell office:value-type="float" office:value="398.054">
                <text:p>398.054</text:p>
              </table:table-cell>
            </table:table-row>
            <table:table-row>
              <table:table-cell office:value-type="string">
                <text:p>drivers.py 205 &lt;genexpr&gt;</text:p>
              </table:table-cell>
              <table:table-cell office:value-type="float" office:value="373.433">
                <text:p>373.433</text:p>
              </table:table-cell>
            </table:table-row>
            <table:table-row>
              <table:table-cell office:value-type="string">
                <text:p>H_ij_indices</text:p>
              </table:table-cell>
              <table:table-cell office:value-type="float" office:value="203.852">
                <text:p>203.852</text:p>
              </table:table-cell>
            </table:table-row>
            <table:table-row>
              <table:table-cell office:value-type="string">
                <text:p>builtins.sum</text:p>
              </table:table-cell>
              <table:table-cell office:value-type="float" office:value="178.736">
                <text:p>178.736</text:p>
              </table:table-cell>
            </table:table-row>
            <table:table-row>
              <table:table-cell office:value-type="string">
                <text:p>gen_all_connected_determinant</text:p>
              </table:table-cell>
              <table:table-cell office:value-type="float" office:value="153.715">
                <text:p>153.715</text:p>
              </table:table-cell>
            </table:table-row>
            <table:table-row>
              <table:table-cell office:value-type="string">
                <text:p>builtins.any</text:p>
              </table:table-cell>
              <table:table-cell office:value-type="float" office:value="135.348">
                <text:p>135.348</text:p>
              </table:table-cell>
            </table:table-row>
            <table:table-row>
              <table:table-cell office:value-type="string">
                <text:p>get_dets_via_orbital_occupancy</text:p>
              </table:table-cell>
              <table:table-cell office:value-type="float" office:value="134.288">
                <text:p>134.2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59cm" svg:y="0.315cm" chart:style-name="ch2">
          <text:p>Int 10 most time consuming functions % of run time for C2_QZ, 110 orbitals. 132 det</text:p>
        </chart:title>
        <chart:legend chart:legend-position="end" svg:x="13.075cm" svg:y="4.201cm" style:legend-expansion="high" chart:style-name="ch3"/>
        <chart:plot-area chart:style-name="ch4" table:cell-range-address="Sheet1.H103:Sheet1.H112 Sheet1.K102:Sheet1.K112" chart:data-source-has-labels="both" svg:x="0.32cm" svg:y="1.778cm" svg:width="12.435cm" svg:height="7.042cm">
          <chart:coordinate-region svg:x="2.649cm" svg:y="1.977cm" svg:width="10.106cm" svg:height="2.833cm"/>
          <chart:axis chart:dimension="x" chart:name="primary-x" chart:style-name="ch5" chartooo:axis-type="auto">
            <chartooo:date-scale/>
            <chart:categories table:cell-range-address="Sheet1.H103:Sheet1.H1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103:Sheet1.K112" chart:label-cell-address="Sheet1.K102:Sheet1.K10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 % run time</text:p>
                <draw:g>
                  <svg:desc>Sheet1.K102:Sheet1.K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t_dets_occ_in_orbitals</text:p>
                <draw:g>
                  <svg:desc>Sheet1.H103:Sheet1.H112</svg:desc>
                </draw:g>
              </table:table-cell>
              <table:table-cell office:value-type="float" office:value="0.196080967032579">
                <text:p>0.196080967032579</text:p>
                <draw:g>
                  <svg:desc>Sheet1.K103:Sheet1.K112</svg:desc>
                </draw:g>
              </table:table-cell>
            </table:table-row>
            <table:table-row>
              <table:table-cell office:value-type="string">
                <text:p>exc_degree</text:p>
              </table:table-cell>
              <table:table-cell office:value-type="float" office:value="0.15522698857068">
                <text:p>0.15522698857068</text:p>
              </table:table-cell>
            </table:table-row>
            <table:table-row>
              <table:table-cell office:value-type="string">
                <text:p>is_connected</text:p>
              </table:table-cell>
              <table:table-cell office:value-type="float" office:value="0.078850698601031">
                <text:p>0.078850698601031</text:p>
              </table:table-cell>
            </table:table-row>
            <table:table-row>
              <table:table-cell office:value-type="string">
                <text:p>get_dets_via_orbital_occupancy</text:p>
              </table:table-cell>
              <table:table-cell office:value-type="float" office:value="0.0591321515275093">
                <text:p>0.0591321515275093</text:p>
              </table:table-cell>
            </table:table-row>
            <table:table-row>
              <table:table-cell office:value-type="string">
                <text:p>drivers.py 205 &lt;genexpr&gt;</text:p>
              </table:table-cell>
              <table:table-cell office:value-type="float" office:value="0.0562235866123593">
                <text:p>0.0562235866123593</text:p>
              </table:table-cell>
            </table:table-row>
            <table:table-row>
              <table:table-cell office:value-type="string">
                <text:p>category_G</text:p>
              </table:table-cell>
              <table:table-cell office:value-type="float" office:value="0.0451363837731789">
                <text:p>0.0451363837731789</text:p>
              </table:table-cell>
            </table:table-row>
            <table:table-row>
              <table:table-cell office:value-type="string">
                <text:p>do_double_oppspin</text:p>
              </table:table-cell>
              <table:table-cell office:value-type="float" office:value="0.0420921119046183">
                <text:p>0.0420921119046183</text:p>
              </table:table-cell>
            </table:table-row>
            <table:table-row>
              <table:table-cell office:value-type="string">
                <text:p>drivers.py 906 &lt;listcomp&gt;</text:p>
              </table:table-cell>
              <table:table-cell office:value-type="float" office:value="0.0328257629373068">
                <text:p>0.0328257629373068</text:p>
              </table:table-cell>
            </table:table-row>
            <table:table-row>
              <table:table-cell office:value-type="string">
                <text:p>do_double_samespin</text:p>
              </table:table-cell>
              <table:table-cell office:value-type="float" office:value="0.0320759463503118">
                <text:p>0.0320759463503118</text:p>
              </table:table-cell>
            </table:table-row>
            <table:table-row>
              <table:table-cell office:value-type="string">
                <text:p>builtins.sum</text:p>
              </table:table-cell>
              <table:table-cell office:value-type="float" office:value="0.0259506974404385">
                <text:p>0.02595069744043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